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Volando</text:p>
          </table:table-cell>
          <table:table-cell office:value-type="string" calcext:value-type="string">
            <text:p>Cultivos/ Herbazale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Crema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escando/ Volando</text:p>
          </table:table-cell>
          <table:table-cell office:value-type="string" calcext:value-type="string">
            <text:p>Costa/ Humedale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Acantilados/ Cortados/ Cost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<text:s/>En un bando/ Hurgando en el lim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Árboles/ Bosque/ Herbaza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Cultivos/ Herbazales/ 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Herbazales/ Humedales/ Riv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osta/ <text:s/>Cultivos/ Herbazales/ Urban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laneando/ Volando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osado en un oteader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/ 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on otras aves/ En un bando/ Hurgando en el lim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<text:s/>En un bando/ Picoteando en el suel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cantilados/ Cort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osta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Cazando/ Pescando</text:p>
          </table:table-cell>
          <table:table-cell office:value-type="string" calcext:value-type="string">
            <text:p>Cultivos/ 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azando/ Inmóvil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cantilados/ Cortados/ Costa/ Cultivos/ Herbazales/ Urban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<text:s/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escando/ Posado en un oteadero/ Vol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Árboles/ Arbustos/ Bosqu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erbazales/ Humed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/ Salt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Llanuras/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rbustos/ 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Marrón/ Gris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Llanuras/ Urbano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Voland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Picoteando en el suel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zando/ Posado en un oteadero</text:p>
          </table:table-cell>
          <table:table-cell office:value-type="string" calcext:value-type="string">
            <text:p>Arbustos/ 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Arbustos/ Bosque/ 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8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8:31:06.3373547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3T19:13:45.795047315</dc:date>
    <meta:editing-duration>P2DT2H42M13S</meta:editing-duration>
    <meta:editing-cycles>474</meta:editing-cycles>
    <meta:generator>LibreOffice/6.4.7.2$Linux_X86_64 LibreOffice_project/40$Build-2</meta:generator>
    <meta:document-statistic meta:table-count="1" meta:cell-count="1778" meta:object-count="0"/>
  </office:meta>
</office:document-meta>
</file>